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LexerTest_7.test_error_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LexerTest_7.test_error_7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LexerTest_7.test_error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LexerTest_7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LexerTest_7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LexerTest_7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LexerTest_7.test_error_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LexerTest_7.test_tre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7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